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3399ff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BDC REPORT: Alejandro Santorum &amp; David Cabornero</text:p>
      <text:p text:style-name="Standard"/>
      <text:p text:style-name="Standard"><text:tab/>Here we will explain what we´ve made in order to get the programs commanded done.</text:p>
      <text:p text:style-name="Standard"/>
      <text:p text:style-name="Standard"><text:tab/>First, we have used the “bad way” in the sense that we introduce the input arguments into a character string which contains the query. However, <text:span text:style-name="T1">we´ve implemented a really precise input errors checking</text:span>, just for the case someone tries to execute a malware into out database, also known as SQL Injection. So, let´s not talk about “bad way”, because it is <text:span text:style-name="T1">hackproof</text:span>, and let´s continue with the explanation.</text:p>
      <text:p text:style-name="Standard"/>
      <text:p text:style-name="Standard"><text:tab/>Second, we check every query and the program will return you an error if something goes wrong (anything shouldn´t go wrong). Nevertheless, the <text:span text:style-name="T1">program doesn´t return any message if it worked perfectly</text:span>, so we advice to create our database and <text:span text:style-name="T1">check by yourself that everything went OK </text:span><text:span text:style-name="T2">(as we agreed in class)</text:span>. You can even change something at our implementation in order to do it in your own database.</text:p>
      <text:p text:style-name="Standard"/>
      <text:p text:style-name="Standard"><text:tab/>We have to warn about somehting important. <text:span text:style-name="T1">We make 0 errors talking about memory access</text:span>, but <text:span text:style-name="T1">ODBC libraries has some leaks problems</text:span>, so if you use Valgrind it should say that 0 errors have been made but some reachable memory is still causing some problems. It is logical becuase we don´t use dinamic memory at any time so it is impossible for us to have commited those mistakes. Due to it is ODBC libraries problem we couldn´t do anything. We hope it doesn´t damage our evaluation.</text:p>
      <text:p text:style-name="Standard"/>
      <text:p text:style-name="Standard"><text:tab/>It´s important to remeber that in exercise 2, when you want to add new sales, you have to <text:span text:style-name="T1">introduce the date</text:span> too as it was said in class, so the format should be “compra add &lt;screen_name&gt;&lt;date&gt;&lt;isbn&gt;...&lt;isbn&gt;.</text:p>
      <text:p text:style-name="Standard"/>
      <text:p text:style-name="Standard"><text:tab/>In the last exercise, we get the same result using \copy in postgresql than executing the program implemented. It´s really important to let you know that the program inserts 80sales/sec aproximately, so it will need about 5 mins(depending on the computer) to introduce +24000 sales, be patient please.</text:p>
      <text:p text:style-name="Standard"/>
      <text:p text:style-name="Standard"><text:tab/>Finally, we also want to remeber that the <text:span text:style-name="T1">txt files</text:span> provided to fill our database <text:span text:style-name="T1">have been changed just a little bit</text:span>, nothing has been deleted, but we have changed the <text:span text:style-name="T1">hidden characters</text:span> in order to make our lifes easier when we were filling the database up. So, we claim if it is possible, to <text:span text:style-name="T1">use your own txt files</text:span> in “datos_libreria” file which is attach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jandro Santorum</meta:initial-creator>
    <meta:creation-date>2017-11-20T18:29:30.89</meta:creation-date>
    <dc:date>2017-11-21T00:47:42.48</dc:date>
    <dc:creator>Alejandro Santorum</dc:creator>
    <meta:editing-duration>PT6M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1" meta:paragraph-count="8" meta:word-count="395" meta:character-count="2292"/>
  </office:meta>
</office:document-meta>
</file>